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b85" officeooo:paragraph-rsid="0015d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ave a copy or edit and wait for autosave</text:p>
      <text:p text:style-name="P1">2) Edit and save</text:p>
      <text:p text:style-name="P1">3) Error occ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37:04.325377969</meta:creation-date>
    <meta:editing-duration>PT14S</meta:editing-duration>
    <meta:editing-cycles>3</meta:editing-cycles>
    <meta:generator>LibreOffice/5.1.2.2$Linux_X86_64 LibreOffice_project/10m0$Build-2</meta:generator>
    <dc:date>2016-04-18T14:37:12.701571881</dc:date>
    <meta:document-statistic meta:table-count="0" meta:image-count="0" meta:object-count="0" meta:page-count="1" meta:paragraph-count="3" meta:word-count="17" meta:character-count="75" meta:non-whitespace-character-count="6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8f000600a00005005d002b004e002c00a4000b00840030007600210048004a">
    <SignedInfo>
      <CanonicalizationMethod Algorithm="http://www.w3.org/TR/2001/REC-xml-c14n-20010315"/>
      <SignatureMethod Algorithm="http://www.w3.org/2000/09/xmldsig#rsa-sha1"/>
      <Reference URI="Basic/Standard/Module1.xml">
        <Transforms>
          <Transform Algorithm="http://www.w3.org/TR/2001/REC-xml-c14n-20010315"/>
        </Transforms>
        <DigestMethod Algorithm="http://www.w3.org/2000/09/xmldsig#sha1"/>
        <DigestValue>Jf+uEP6VsuLz1LWbySQxvXkOMEg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b6004100160098001a00c500490034008b001c0003000e0029006f000900c4">
        <DigestMethod Algorithm="http://www.w3.org/2000/09/xmldsig#sha1"/>
        <DigestValue>vw9RJNTJ5wP1V8nn1vYSki+vnHg=</DigestValue>
      </Reference>
    </SignedInfo>
    <SignatureValue>t9Uo/2j+6mq2tzauwX/aFPcKyCnH6JSXqPYTzqM/1Ln3793GVBx5N2gefNILXhDx
ld1Hu/tokmvXBxffV3EaI5EifV4aVlawpcqTgdEUPPlC3p4cedihXsQJJojOEaEM
NumLR0i5z54ovdsFhnyMSBO/3tyP0W3q5/CefZCAfmahoKCM3s6cnKZF+I7A6Dxj
9Es/CmFWuPNGbQcpk2Xrw9E7TbpLUOItEDNNoI04W6iSflSqeQbsrPtDF7KBJEhy
g9j9VKJpY9UOO3QP9ck/Com/8SCoRSwg4pjGZGw3OogtbI+aLNeZWUaS6UIjKWxR
XUYkbXdN4545bSm4jWoKSw==</SignatureValue>
    <KeyInfo>
      <X509Data>
        <X509IssuerSerial>
          <X509IssuerName>CN=LibreOffice,O=LibreOffice,ST=Some-State,C=FR</X509IssuerName>
          <X509SerialNumber>17033917026434384271</X509SerialNumber>
        </X509IssuerSerial>
        <X509Certificate>MIIDGjCCAgICCQDsZKFJNhmBjzANBgkqhkiG9w0BAQsFADBOMQswCQYDVQQGEwJG
UjETMBEGA1UECAwKU29tZS1TdGF0ZTEUMBIGA1UECgwLTGlicmVPZmZpY2UxFDAS
BgNVBAMMC0xpYnJlT2ZmaWNlMCAXDTE2MDQxODEyMTMxOVoYDzIyOTAwMTMxMTIx
MzE5WjBOMQswCQYDVQQGEwJGUjETMBEGA1UECAwKU29tZS1TdGF0ZTEUMBIGA1UE
CgwLTGlicmVPZmZpY2UxFDASBgNVBAMMC0xpYnJlT2ZmaWNlMIIBIjANBgkqhkiG
9w0BAQEFAAOCAQ8AMIIBCgKCAQEAubch2y3jtWHrPUT1hF/QXh3H+/RO3hpTlm2k
GyxuimboyjAl4nNW4Mpd5fjc9K+YInYlawNhhAvPWzgC02/Gmy1lmLG3aV9DTCc9
Vr4rlaamLrQJ7+rLPLOW0oqo9fzucvImoS8FbwauBR7jpM584so2wIITSh+1X4Ko
kG4+urspFe8La9cjpWOiwXyzHonHYQB8wFYuuDE9GkBPPk7zIG73jYg5Dx6OG9qm
qQRKAlCPkGTo0kIBPo//xY/GMbfvESz5L8lHOWt5EVrJUZHbQB1AKbMFUNPxQmfu
IRdb2L55/kxTqrp3EIvfFChThS5Hv2MnJl36EHAzEo1sHqwh6QIDAQABMA0GCSqG
SIb3DQEBCwUAA4IBAQBTeDEDtKqweUfm2e3jOtKUo+N4IVwGoaSs92rsslSMK/fv
IF2vEvHjagcj7Y1VyjCGatncqsCZHQ7j/6JxZvbYDQhVKDwb+RiDYAvT2wdRJInz
s/mtO09xqQYSgBh/6gtDaQGQ15FjbYdQjN/T/eYkqH3g02mbGbydZiDyRKGDS3Vu
IFyNdNVZm75FO1B0lH8g6DXyTxlX0/MSqAamzH86d0+gK1nP/JLjUpy5nLifpT6u
qnjaQqJ9wBQKJJB4YFBOrYPXtVYph0nmlKcRPkX6VpuPR/JRXCc52snu6gmcRvst
v55i2relOUqbanHLk5pJDcE+MMoHFzyYzgZ11nG9</X509Certificate>
      </X509Data>
    </KeyInfo>
    <Object>
      <SignatureProperties>
        <SignatureProperty Id="ID_00b6004100160098001a00c500490034008b001c0003000e0029006f000900c4" Target="#ID_008f000600a00005005d002b004e002c00a4000b00840030007600210048004a">
          <dc:date xmlns:dc="http://purl.org/dc/elements/1.1/">2016-04-18T14:37:28,565514874</dc:date>
        </SignatureProperty>
      </SignatureProperties>
    </Object>
  </Signature>
</document-signatures>
</file>